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22.26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22.85pt"/>
    </style:style>
    <style:style style:name="co4" style:family="table-column">
      <style:table-column-properties fo:break-before="auto" style:column-width="14.26pt"/>
    </style:style>
    <style:style style:name="co5" style:family="table-column">
      <style:table-column-properties fo:break-before="auto" style:column-width="49.49pt"/>
    </style:style>
    <style:style style:name="co6" style:family="table-column">
      <style:table-column-properties fo:break-before="auto" style:column-width="50.29pt"/>
    </style:style>
    <style:style style:name="co7" style:family="table-column">
      <style:table-column-properties fo:break-before="auto" style:column-width="47.14pt"/>
    </style:style>
    <style:style style:name="co8" style:family="table-column">
      <style:table-column-properties fo:break-before="auto" style:column-width="85.5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89.7pt" svg:height="255.23pt" svg:x="339.68pt" svg:y="106.92pt">
            <draw:object draw:notify-on-update-of-ranges="Sheet1.A1:Sheet1.A1 Sheet1.A2:Sheet1.A38 Sheet1.B1:Sheet1.B1 Sheet1.B2:Sheet1.B38 Sheet1.A1:Sheet1.A1 Sheet1.A2:Sheet1.A38 Sheet1.C1:Sheet1.C1 Sheet1.C2:Sheet1.C38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key</text:p>
          </table:table-cell>
          <table:table-cell office:value-type="string" calcext:value-type="string">
            <text:p>factor I want increased by</text:p>
          </table:table-cell>
          <table:table-cell office:value-type="string" calcext:value-type="string">
            <text:p>formula factor</text:p>
          </table:table-cell>
          <table:table-cell table:style-name="ce1" office:value-type="string" calcext:value-type="string">
            <text:p>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gain_min</text:p>
          </table:table-cell>
          <table:table-cell office:value-type="string" calcext:value-type="string">
            <text:p>key_max</text:p>
          </table:table-cell>
          <table:table-cell office:value-type="string" calcext:value-type="string">
            <text:p>gain end</text:p>
          </table:table-cell>
          <table:table-cell office:value-type="string" calcext:value-type="string">
            <text:p>f(x) = k/(x+a) + b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$D$2]/([.A2]+[.$E$2]) + [.$F$2]" office:value-type="float" office:value="1.4" calcext:value-type="float">
            <text:p>1.4</text:p>
          </table:table-cell>
          <table:table-cell table:formula="of:=[.E2]*[.G2]" office:value-type="float" office:value="3.6" calcext:value-type="float">
            <text:p>3.6</text:p>
          </table:table-cell>
          <table:table-cell office:value-type="float" office:value="3" calcext:value-type="float">
            <text:p>3</text:p>
          </table:table-cell>
          <table:table-cell office:value-type="float" office:value="0.2" calcext:value-type="float">
            <text:p>0.2</text:p>
          </table:table-cell>
          <table:table-cell office:value-type="float" office:value="1.2" calcext:value-type="float">
            <text:p>1.2</text:p>
          </table:table-cell>
          <table:table-cell office:value-type="float" office:value="36" calcext:value-type="float">
            <text:p>36</text:p>
          </table:table-cell>
          <table:table-cell office:value-type="float" office:value="0.25" calcext:value-type="float">
            <text:p>0.2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formula="of:=[.$D$2]/([.A3]+[.$E$2]) + [.$F$2]" office:value-type="float" office:value="1.1" calcext:value-type="float">
            <text:p>1.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2" calcext:value-type="float">
            <text:p>1.2</text:p>
          </table:table-cell>
          <table:table-cell table:formula="of:=[.$D$2]/([.A4]+[.$E$2]) + [.$F$2]" office:value-type="float" office:value="0.92" calcext:value-type="float">
            <text:p>0.92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2" calcext:value-type="float">
            <text:p>1.2</text:p>
          </table:table-cell>
          <table:table-cell table:formula="of:=[.$D$2]/([.A5]+[.$E$2]) + [.$F$2]" office:value-type="float" office:value="0.8" calcext:value-type="float">
            <text:p>0.8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$D$2]/([.A6]+[.$E$2]) + [.$F$2]" office:value-type="float" office:value="0.714285714285714" calcext:value-type="float">
            <text:p>0.7142857143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formula="of:=[.$D$2]/([.A7]+[.$E$2]) + [.$F$2]" office:value-type="float" office:value="0.65" calcext:value-type="float">
            <text:p>0.65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$D$2]/([.A8]+[.$E$2]) + [.$F$2]" office:value-type="float" office:value="0.6" calcext:value-type="float">
            <text:p>0.6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$D$2]/([.A9]+[.$E$2]) + [.$F$2]" office:value-type="float" office:value="0.56" calcext:value-type="float">
            <text:p>0.56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table:formula="of:=[.$D$2]/([.A10]+[.$E$2]) + [.$F$2]" office:value-type="float" office:value="0.527272727272727" calcext:value-type="float">
            <text:p>0.5272727273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6" calcext:value-type="float">
            <text:p>0.6</text:p>
          </table:table-cell>
          <table:table-cell table:formula="of:=[.$D$2]/([.A11]+[.$E$2]) + [.$F$2]" office:value-type="float" office:value="0.5" calcext:value-type="float">
            <text:p>0.5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table:formula="of:=[.$D$2]/([.A12]+[.$E$2]) + [.$F$2]" office:value-type="float" office:value="0.476923076923077" calcext:value-type="float">
            <text:p>0.4769230769</text:p>
          </table:table-cell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7" calcext:value-type="float">
            <text:p>0.7</text:p>
          </table:table-cell>
          <table:table-cell table:formula="of:=[.$D$2]/([.A13]+[.$E$2]) + [.$F$2]" office:value-type="float" office:value="0.457142857142857" calcext:value-type="float">
            <text:p>0.4571428571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table:formula="of:=[.$D$2]/([.A14]+[.$E$2]) + [.$F$2]" office:value-type="float" office:value="0.44" calcext:value-type="float">
            <text:p>0.44</text:p>
          </table:table-cell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table:formula="of:=[.$D$2]/([.A15]+[.$E$2]) + [.$F$2]" office:value-type="float" office:value="0.425" calcext:value-type="float">
            <text:p>0.425</text:p>
          </table:table-cell>
          <table:table-cell table:number-columns-repeated="7"/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table:formula="of:=[.$D$2]/([.A16]+[.$E$2]) + [.$F$2]" office:value-type="float" office:value="0.411764705882353" calcext:value-type="float">
            <text:p>0.4117647059</text:p>
          </table:table-cell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table:formula="of:=[.$D$2]/([.A17]+[.$E$2]) + [.$F$2]" office:value-type="float" office:value="0.4" calcext:value-type="float">
            <text:p>0.4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6" calcext:value-type="float">
            <text:p>0.6</text:p>
          </table:table-cell>
          <table:table-cell table:formula="of:=[.$D$2]/([.A18]+[.$E$2]) + [.$F$2]" office:value-type="float" office:value="0.389473684210526" calcext:value-type="float">
            <text:p>0.3894736842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table:formula="of:=[.$D$2]/([.A19]+[.$E$2]) + [.$F$2]" office:value-type="float" office:value="0.38" calcext:value-type="float">
            <text:p>0.38</text:p>
          </table:table-cell>
          <table:table-cell table:number-columns-repeated="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35" calcext:value-type="float">
            <text:p>0.35</text:p>
          </table:table-cell>
          <table:table-cell table:formula="of:=[.$D$2]/([.A20]+[.$E$2]) + [.$F$2]" office:value-type="float" office:value="0.371428571428571" calcext:value-type="float">
            <text:p>0.3714285714</text:p>
          </table:table-cell>
          <table:table-cell table:number-columns-repeated="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5" calcext:value-type="float">
            <text:p>0.5</text:p>
          </table:table-cell>
          <table:table-cell table:formula="of:=[.$D$2]/([.A21]+[.$E$2]) + [.$F$2]" office:value-type="float" office:value="0.363636363636364" calcext:value-type="float">
            <text:p>0.3636363636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table:formula="of:=[.$D$2]/([.A22]+[.$E$2]) + [.$F$2]" office:value-type="float" office:value="0.356521739130435" calcext:value-type="float">
            <text:p>0.3565217391</text:p>
          </table:table-cell>
          <table:table-cell table:number-columns-repeated="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5" calcext:value-type="float">
            <text:p>0.5</text:p>
          </table:table-cell>
          <table:table-cell table:formula="of:=[.$D$2]/([.A23]+[.$E$2]) + [.$F$2]" office:value-type="float" office:value="0.35" calcext:value-type="float">
            <text:p>0.35</text:p>
          </table:table-cell>
          <table:table-cell table:number-columns-repeated="7"/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table:formula="of:=[.$D$2]/([.A24]+[.$E$2]) + [.$F$2]" office:value-type="float" office:value="0.344" calcext:value-type="float">
            <text:p>0.344</text:p>
          </table:table-cell>
          <table:table-cell table:number-columns-repeated="7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4" calcext:value-type="float">
            <text:p>0.4</text:p>
          </table:table-cell>
          <table:table-cell table:formula="of:=[.$D$2]/([.A25]+[.$E$2]) + [.$F$2]" office:value-type="float" office:value="0.338461538461538" calcext:value-type="float">
            <text:p>0.3384615385</text:p>
          </table:table-cell>
          <table:table-cell table:number-columns-repeated="7"/>
        </table:table-row>
        <table:table-row table:style-name="ro1">
          <table:table-cell office:value-type="float" office:value="24" calcext:value-type="float">
            <text:p>24</text:p>
          </table:table-cell>
          <table:table-cell/>
          <table:table-cell table:formula="of:=[.$D$2]/([.A26]+[.$E$2]) + [.$F$2]" office:value-type="float" office:value="0.333333333333333" calcext:value-type="float">
            <text:p>0.3333333333</text:p>
          </table:table-cell>
          <table:table-cell table:number-columns-repeated="7"/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table:formula="of:=[.$D$2]/([.A27]+[.$E$2]) + [.$F$2]" office:value-type="float" office:value="0.328571428571429" calcext:value-type="float">
            <text:p>0.3285714286</text:p>
          </table:table-cell>
          <table:table-cell table:number-columns-repeated="7"/>
        </table:table-row>
        <table:table-row table:style-name="ro1">
          <table:table-cell office:value-type="float" office:value="26" calcext:value-type="float">
            <text:p>26</text:p>
          </table:table-cell>
          <table:table-cell/>
          <table:table-cell table:formula="of:=[.$D$2]/([.A28]+[.$E$2]) + [.$F$2]" office:value-type="float" office:value="0.324137931034483" calcext:value-type="float">
            <text:p>0.324137931</text:p>
          </table:table-cell>
          <table:table-cell table:number-columns-repeated="7"/>
        </table:table-row>
        <table:table-row table:style-name="ro1">
          <table:table-cell office:value-type="float" office:value="27" calcext:value-type="float">
            <text:p>27</text:p>
          </table:table-cell>
          <table:table-cell/>
          <table:table-cell table:formula="of:=[.$D$2]/([.A29]+[.$E$2]) + [.$F$2]" office:value-type="float" office:value="0.32" calcext:value-type="float">
            <text:p>0.32</text:p>
          </table:table-cell>
          <table:table-cell table:number-columns-repeated="7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7" calcext:value-type="float">
            <text:p>0.7</text:p>
          </table:table-cell>
          <table:table-cell table:formula="of:=[.$D$2]/([.A30]+[.$E$2]) + [.$F$2]" office:value-type="float" office:value="0.316129032258065" calcext:value-type="float">
            <text:p>0.3161290323</text:p>
          </table:table-cell>
          <table:table-cell table:number-columns-repeated="7"/>
        </table:table-row>
        <table:table-row table:style-name="ro1">
          <table:table-cell office:value-type="float" office:value="29" calcext:value-type="float">
            <text:p>29</text:p>
          </table:table-cell>
          <table:table-cell/>
          <table:table-cell table:formula="of:=[.$D$2]/([.A31]+[.$E$2]) + [.$F$2]" office:value-type="float" office:value="0.3125" calcext:value-type="float">
            <text:p>0.3125</text:p>
          </table:table-cell>
          <table:table-cell table:number-columns-repeated="7"/>
        </table:table-row>
        <table:table-row table:style-name="ro1">
          <table:table-cell office:value-type="float" office:value="30" calcext:value-type="float">
            <text:p>30</text:p>
          </table:table-cell>
          <table:table-cell/>
          <table:table-cell table:formula="of:=[.$D$2]/([.A32]+[.$E$2]) + [.$F$2]" office:value-type="float" office:value="0.309090909090909" calcext:value-type="float">
            <text:p>0.3090909091</text:p>
          </table:table-cell>
          <table:table-cell table:number-columns-repeated="7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35" calcext:value-type="float">
            <text:p>0.35</text:p>
          </table:table-cell>
          <table:table-cell table:formula="of:=[.$D$2]/([.A33]+[.$E$2]) + [.$F$2]" office:value-type="float" office:value="0.305882352941176" calcext:value-type="float">
            <text:p>0.3058823529</text:p>
          </table:table-cell>
          <table:table-cell table:number-columns-repeated="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25" calcext:value-type="float">
            <text:p>0.25</text:p>
          </table:table-cell>
          <table:table-cell table:formula="of:=[.$D$2]/([.A34]+[.$E$2]) + [.$F$2]" office:value-type="float" office:value="0.302857142857143" calcext:value-type="float">
            <text:p>0.3028571429</text:p>
          </table:table-cell>
          <table:table-cell table:number-columns-repeated="7"/>
        </table:table-row>
        <table:table-row table:style-name="ro1">
          <table:table-cell office:value-type="float" office:value="33" calcext:value-type="float">
            <text:p>33</text:p>
          </table:table-cell>
          <table:table-cell/>
          <table:table-cell table:formula="of:=[.$D$2]/([.A35]+[.$E$2]) + [.$F$2]" office:value-type="float" office:value="0.3" calcext:value-type="float">
            <text:p>0.3</text:p>
          </table:table-cell>
          <table:table-cell table:number-columns-repeated="7"/>
        </table:table-row>
        <table:table-row table:style-name="ro1">
          <table:table-cell office:value-type="float" office:value="34" calcext:value-type="float">
            <text:p>34</text:p>
          </table:table-cell>
          <table:table-cell/>
          <table:table-cell table:formula="of:=[.$D$2]/([.A36]+[.$E$2]) + [.$F$2]" office:value-type="float" office:value="0.297297297297297" calcext:value-type="float">
            <text:p>0.2972972973</text:p>
          </table:table-cell>
          <table:table-cell table:number-columns-repeated="7"/>
        </table:table-row>
        <table:table-row table:style-name="ro1">
          <table:table-cell office:value-type="float" office:value="35" calcext:value-type="float">
            <text:p>35</text:p>
          </table:table-cell>
          <table:table-cell/>
          <table:table-cell table:formula="of:=[.$D$2]/([.A37]+[.$E$2]) + [.$F$2]" office:value-type="float" office:value="0.294736842105263" calcext:value-type="float">
            <text:p>0.2947368421</text:p>
          </table:table-cell>
          <table:table-cell table:number-columns-repeated="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3" calcext:value-type="float">
            <text:p>0.3</text:p>
          </table:table-cell>
          <table:table-cell table:formula="of:=[.$D$2]/([.A38]+[.$E$2]) + [.$F$2]" office:value-type="float" office:value="0.292307692307692" calcext:value-type="float">
            <text:p>0.2923076923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7T20:27:45.685000000</meta:creation-date>
    <dc:date>2018-01-17T20:48:45.852000000</dc:date>
    <meta:editing-duration>PT5M50S</meta:editing-duration>
    <meta:editing-cycles>1</meta:editing-cycles>
    <meta:document-statistic meta:table-count="1" meta:cell-count="108" meta:object-count="1"/>
    <meta:generator>LibreOffice/4.4.7.2$Windows_x86 LibreOffice_project/f3153a8b245191196a4b6b9abd1d0da16eead600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4.332cm" svg:height="9.005cm" xlink:href=".." xlink:type="simple" chart:class="chart:scatter" chart:style-name="ch1">
        <chart:legend chart:legend-position="end" svg:x="19.072cm" svg:y="3.954cm" style:legend-expansion="high" chart:style-name="ch2"/>
        <chart:plot-area chart:style-name="ch3" table:cell-range-address="Sheet1.A1:Sheet1.C38" chart:data-source-has-labels="row" svg:x="0.486cm" svg:y="0.18cm" svg:width="18.1cm" svg:height="8.645cm">
          <chartooo:coordinate-region svg:x="1.213cm" svg:y="0.379cm" svg:width="17.186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38" chart:label-cell-address="Sheet1.B1:Sheet1.B1" chart:class="chart:scatter">
            <chart:domain table:cell-range-address="Sheet1.A2:Sheet1.A38"/>
            <chart:data-point chart:repeated="37"/>
          </chart:series>
          <chart:series chart:style-name="ch7" chart:values-cell-range-address="Sheet1.C2:Sheet1.C38" chart:label-cell-address="Sheet1.C1:Sheet1.C1" chart:class="chart:scatter">
            <chart:data-point chart:repeated="3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factor I want increased by</text:p>
                <draw:g>
                  <svg:desc>Sheet1.B1:Sheet1.B1</svg:desc>
                </draw:g>
              </table:table-cell>
              <table:table-cell office:value-type="string">
                <text:p>formula factor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2:Sheet1.A38</svg:desc>
                </draw:g>
              </table:table-cell>
              <table:table-cell office:value-type="float" office:value="2">
                <text:p>2</text:p>
                <draw:g>
                  <svg:desc>Sheet1.B2:Sheet1.B38</svg:desc>
                </draw:g>
              </table:table-cell>
              <table:table-cell office:value-type="float" office:value="1.4">
                <text:p>1.4</text:p>
                <draw:g>
                  <svg:desc>Sheet1.C2:Sheet1.C3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.2">
                <text:p>1.2</text:p>
              </table:table-cell>
              <table:table-cell office:value-type="float" office:value="0.92">
                <text:p>0.9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.2">
                <text:p>1.2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0.714285714285714">
                <text:p>0.71428571428571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0.527272727272727">
                <text:p>0.52727272727272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6">
                <text:p>0.6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0.476923076923077">
                <text:p>0.47692307692307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0.7">
                <text:p>0.7</text:p>
              </table:table-cell>
              <table:table-cell office:value-type="float" office:value="0.457142857142857">
                <text:p>0.45714285714285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0.425">
                <text:p>0.4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0.411764705882353">
                <text:p>0.41176470588235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0.6">
                <text:p>0.6</text:p>
              </table:table-cell>
              <table:table-cell office:value-type="float" office:value="0.389473684210526">
                <text:p>0.38947368421052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0.35">
                <text:p>0.35</text:p>
              </table:table-cell>
              <table:table-cell office:value-type="float" office:value="0.371428571428571">
                <text:p>0.37142857142857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0.5">
                <text:p>0.5</text:p>
              </table:table-cell>
              <table:table-cell office:value-type="float" office:value="0.363636363636364">
                <text:p>0.36363636363636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0.356521739130435">
                <text:p>0.35652173913043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0.5">
                <text:p>0.5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0.344">
                <text:p>0.34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0.4">
                <text:p>0.4</text:p>
              </table:table-cell>
              <table:table-cell office:value-type="float" office:value="0.338461538461538">
                <text:p>0.33846153846153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0.328571428571429">
                <text:p>0.32857142857142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0.324137931034483">
                <text:p>0.32413793103448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0.7">
                <text:p>0.7</text:p>
              </table:table-cell>
              <table:table-cell office:value-type="float" office:value="0.316129032258065">
                <text:p>0.31612903225806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0.3125">
                <text:p>0.312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0.309090909090909">
                <text:p>0.30909090909090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0.35">
                <text:p>0.35</text:p>
              </table:table-cell>
              <table:table-cell office:value-type="float" office:value="0.305882352941176">
                <text:p>0.30588235294117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0.25">
                <text:p>0.25</text:p>
              </table:table-cell>
              <table:table-cell office:value-type="float" office:value="0.302857142857143">
                <text:p>0.30285714285714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0.297297297297297">
                <text:p>0.29729729729729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0.294736842105263">
                <text:p>0.29473684210526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0.3">
                <text:p>0.3</text:p>
              </table:table-cell>
              <table:table-cell office:value-type="float" office:value="0.292307692307692">
                <text:p>0.29230769230769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7.2$Windows_x86 LibreOffice_project/f3153a8b245191196a4b6b9abd1d0da16eead60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